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gradient" draw:fill-color="#ffff00" draw:fill-gradient-name="My_20_Tango_20_Orange" draw:textarea-horizontal-align="justify" draw:textarea-vertical-align="middle" draw:auto-grow-height="false" fo:min-height="0.528cm" fo:min-width="0.278cm" fo:padding-top="0.142cm" fo:padding-bottom="0.142cm" fo:padding-left="0.267cm" fo:padding-right="0.267cm" draw:shadow="hidden"/>
    </style:style>
    <style:style style:name="P1" style:family="paragraph">
      <loext:graphic-properties draw:fill="gradient" draw:fill-color="#ffff00" draw:fill-gradient-name="My_20_Tango_20_Orange"/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text-style-name="P1" draw:layer="layout" svg:width="1.599cm" svg:height="1.099cm" svg:x="0cm" svg:y="0.25cm" svg:viewBox="0 0 1600 1100" svg:d="M550 0c91 0 176 20 250 57 74-37 159-57 250-57 312 0 550 238 550 550s-238 550-550 550c-91 0-176-20-250-57-74 37-159 57-250 57-312 0-550-238-550-550s238-550 550-550zM1100 550c0 134-44 254-119 348 22 4 45 6 68 6 201 0 355-154 355-355s-154-355-355-355c-24 0-47 2-69 6 76 94 120 215 120 350zM549 194c-201 0-355 154-355 355s154 355 355 355c24 0 47-2 69-6-74-94-118-214-118-348 0-135 44-255 120-349-23-5-47-7-71-7zM904 549c0-102-40-192-105-256-65 64-105 154-105 256s40 192 105 256c65-64 105-154 105-256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My_20_Tango_20_Orange" draw:display-name="My Tango Orange" draw:style="linear" draw:start-color="#ffff00" draw:end-color="#ffd320" draw:start-intensity="100%" draw:end-intensity="100%" draw:angle="300" draw:border="0%"/>
    <draw:gradient draw:name="My_20_Tango_20_Yellow" draw:display-name="My Tango Yellow" draw:style="linear" draw:start-color="#666633" draw:end-color="#333300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.6cm" fo:page-height="1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7T21:43:23.239024815</meta:creation-date>
    <dc:date>2017-03-12T16:24:02.694998971</dc:date>
    <meta:editing-duration>PT13H20M53S</meta:editing-duration>
    <meta:editing-cycles>45</meta:editing-cycles>
    <meta:generator>LibreOffice/5.1.6.2$Linux_X86_64 LibreOffice_project/10m0$Build-2</meta:generator>
    <meta:document-statistic meta:object-count="1"/>
  </office:meta>
</office:document-meta>
</file>